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olumn4" style:family="table-column">
      <style:table-column-properties style:column-width="6.293in"/>
    </style:style>
    <style:style style:name="Table3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1" style:parent-style-name="Normal" style:family="paragraph">
      <style:paragraph-properties fo:margin-bottom="0in" fo:line-height="100%"/>
      <style:text-properties style:font-name="Consolas" style:font-name-complex="Consolas" fo:color="#0000FF" fo:font-size="9.5pt" style:font-size-asian="9.5pt" style:font-size-complex="9.5pt" fo:language="en" fo:country="US"/>
    </style:style>
    <style:style style:name="P12" style:parent-style-name="Normal" style:family="paragraph">
      <style:paragraph-properties fo:margin-bottom="0in" fo:line-height="100%"/>
    </style:style>
    <style:style style:name="T13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4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5" style:parent-style-name="Policepardéfaut" style:family="text">
      <style:text-properties style:font-name="Consolas" style:font-name-complex="Consolas" fo:color="#FF00FF" fo:font-size="9.5pt" style:font-size-asian="9.5pt" style:font-size-complex="9.5pt" fo:language="en" fo:country="US"/>
    </style:style>
    <style:style style:name="T16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1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2" style:parent-style-name="Normal" style:family="paragraph">
      <style:text-properties fo:font-size="14pt" style:font-size-asian="14pt" style:font-size-complex="14pt" fo:language="en" fo:country="US"/>
    </style:style>
    <style:style style:name="TableColumn24" style:family="table-column">
      <style:table-column-properties style:column-width="6.293in"/>
    </style:style>
    <style:style style:name="Table23" style:family="table">
      <style:table-properties style:width="6.293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style:text-autospace="none" fo:margin-bottom="0in" fo:line-height="100%"/>
    </style:style>
    <style:style style:name="T28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2" style:parent-style-name="Normal" style:family="paragraph">
      <style:paragraph-properties style:text-autospace="none" fo:margin-bottom="0in" fo:line-height="100%"/>
    </style:style>
    <style:style style:name="T33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4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" style:parent-style-name="Policepardéfaut" style:family="text">
      <style:text-properties style:font-name="Consolas" style:font-name-complex="Consolas" fo:color="#FF00FF" fo:font-size="9.5pt" style:font-size-asian="9.5pt" style:font-size-complex="9.5pt" fo:language="en" fo:country="US"/>
    </style:style>
    <style:style style:name="T36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9" style:parent-style-name="Normal" style:family="paragraph">
      <style:paragraph-properties style:text-autospace="none" fo:margin-bottom="0in" fo:line-height="100%"/>
    </style:style>
    <style:style style:name="T40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41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P42" style:parent-style-name="Normal" style:family="paragraph">
      <style:paragraph-properties fo:margin-bottom="0in" fo:line-height="100%"/>
    </style:style>
    <style:style style:name="T43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44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45" style:parent-style-name="Policepardéfaut" style:family="text">
      <style:text-properties style:font-name="Consolas" style:font-name-complex="Consolas" fo:color="#FF00FF" fo:font-size="9.5pt" style:font-size-asian="9.5pt" style:font-size-complex="9.5pt"/>
    </style:style>
    <style:style style:name="T46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47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48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49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51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53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54" style:parent-style-name="Policepardéfaut" style:family="text">
      <style:text-properties style:font-name="Consolas" style:font-name-complex="Consolas" fo:color="#008000" fo:font-size="9.5pt" style:font-size-asian="9.5pt" style:font-size-complex="9.5pt"/>
    </style:style>
    <style:style style:name="P55" style:parent-style-name="Normal" style:family="paragraph">
      <style:text-properties fo:font-size="14pt" style:font-size-asian="14pt" style:font-size-complex="14pt"/>
    </style:style>
    <style:style style:name="TableColumn57" style:family="table-column">
      <style:table-column-properties style:column-width="6.293in"/>
    </style:style>
    <style:style style:name="Table56" style:family="table">
      <style:table-properties style:width="6.293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style:text-autospace="none" fo:margin-bottom="0in" fo:line-height="100%"/>
    </style:style>
    <style:style style:name="T61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2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5" style:parent-style-name="Normal" style:family="paragraph">
      <style:paragraph-properties style:text-autospace="none" fo:margin-bottom="0in" fo:line-height="100%"/>
      <style:text-properties fo:hyphenate="true"/>
    </style:style>
    <style:style style:name="T66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67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68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69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70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71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72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73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75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76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77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78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79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80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81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82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83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P84" style:parent-style-name="Normal" style:family="paragraph">
      <style:paragraph-properties fo:margin-bottom="0in" fo:line-height="100%"/>
    </style:style>
    <style:style style:name="T85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86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87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88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89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90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91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P92" style:parent-style-name="Normal" style:family="paragraph">
      <style:text-properties fo:font-size="14pt" style:font-size-asian="14pt" style:font-size-complex="14pt" fo:language="en" fo:country="US"/>
    </style:style>
    <style:style style:name="TableColumn94" style:family="table-column">
      <style:table-column-properties style:column-width="6.293in"/>
    </style:style>
    <style:style style:name="Table93" style:family="table">
      <style:table-properties style:width="6.293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style:text-autospace="none" fo:margin-bottom="0in" fo:line-height="100%"/>
    </style:style>
    <style:style style:name="T98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9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0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2" style:parent-style-name="Normal" style:family="paragraph">
      <style:paragraph-properties style:text-autospace="none" fo:margin-bottom="0in" fo:line-height="100%"/>
    </style:style>
    <style:style style:name="T103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04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5" style:parent-style-name="Policepardéfaut" style:family="text">
      <style:text-properties style:font-name="Consolas" style:font-name-complex="Consolas" fo:color="#FF00FF" fo:font-size="9.5pt" style:font-size-asian="9.5pt" style:font-size-complex="9.5pt" fo:language="en" fo:country="US"/>
    </style:style>
    <style:style style:name="T106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8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9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0" style:parent-style-name="Normal" style:family="paragraph">
      <style:paragraph-properties style:text-autospace="none" fo:margin-bottom="0in" fo:line-height="100%"/>
    </style:style>
    <style:style style:name="T111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12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3" style:parent-style-name="Normal" style:family="paragraph">
      <style:paragraph-properties fo:margin-bottom="0in" fo:line-height="100%"/>
    </style:style>
    <style:style style:name="T114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15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6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19" style:parent-style-name="Normal" style:family="paragraph">
      <style:text-properties fo:font-size="14pt" style:font-size-asian="14pt" style:font-size-complex="14pt" fo:language="en" fo:country="US"/>
    </style:style>
    <style:style style:name="TableColumn121" style:family="table-column">
      <style:table-column-properties style:column-width="6.293in"/>
    </style:style>
    <style:style style:name="Table120" style:family="table">
      <style:table-properties style:width="6.293in" fo:margin-left="0in" table:align="left"/>
    </style:style>
    <style:style style:name="TableRow122" style:family="table-row">
      <style:table-row-properties style:min-row-height="0.8208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margin-bottom="0in" fo:line-height="100%"/>
      <style:text-properties fo:hyphenate="true"/>
    </style:style>
    <style:style style:name="T125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26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27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P1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9" style:parent-style-name="Normal" style:family="paragraph">
      <style:paragraph-properties style:text-autospace="none" fo:margin-bottom="0in" fo:line-height="100%"/>
      <style:text-properties fo:hyphenate="true"/>
    </style:style>
    <style:style style:name="T130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31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32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33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34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35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36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37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38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39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40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41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43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44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45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46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47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48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49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P150" style:parent-style-name="Normal" style:family="paragraph">
      <style:paragraph-properties style:text-autospace="none" fo:margin-bottom="0in" fo:line-height="100%"/>
      <style:text-properties fo:hyphenate="true"/>
    </style:style>
    <style:style style:name="T151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52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53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54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55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56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P157" style:parent-style-name="Normal" style:family="paragraph">
      <style:paragraph-properties fo:margin-bottom="0in" fo:line-height="100%"/>
    </style:style>
    <style:style style:name="T158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59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61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62" style:parent-style-name="Policepardéfaut" style:family="text">
      <style:text-properties style:font-name="Consolas" style:font-name-complex="Consolas" fo:color="#FF00FF" fo:font-size="9.5pt" style:font-size-asian="9.5pt" style:font-size-complex="9.5pt"/>
    </style:style>
    <style:style style:name="T163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64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65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66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67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68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69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P170" style:parent-style-name="Normal" style:family="paragraph">
      <style:text-properties fo:font-size="14pt" style:font-size-asian="14pt" style:font-size-complex="14pt" fo:language="en" fo:country="US"/>
    </style:style>
    <style:style style:name="TableColumn172" style:family="table-column">
      <style:table-column-properties style:column-width="6.293in"/>
    </style:style>
    <style:style style:name="Table171" style:family="table">
      <style:table-properties style:width="6.293in" fo:margin-left="0in" table:align="left"/>
    </style:style>
    <style:style style:name="TableRow173" style:family="table-row">
      <style:table-row-properties style:min-row-height="0.8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text-autospace="none" fo:margin-bottom="0in" fo:line-height="100%"/>
      <style:text-properties fo:hyphenate="true"/>
    </style:style>
    <style:style style:name="T176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77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78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P1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80" style:parent-style-name="Normal" style:family="paragraph">
      <style:paragraph-properties style:text-autospace="none" fo:margin-bottom="0in" fo:line-height="100%"/>
      <style:text-properties fo:hyphenate="true"/>
    </style:style>
    <style:style style:name="T181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82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83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84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85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86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88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90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91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92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93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194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95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96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97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198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199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200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P201" style:parent-style-name="Normal" style:family="paragraph">
      <style:paragraph-properties style:text-autospace="none" fo:margin-bottom="0in" fo:line-height="100%"/>
      <style:text-properties fo:hyphenate="true"/>
    </style:style>
    <style:style style:name="T202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203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204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205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207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P208" style:parent-style-name="Normal" style:family="paragraph">
      <style:paragraph-properties fo:margin-bottom="0in" fo:line-height="100%"/>
    </style:style>
    <style:style style:name="T209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210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211" style:parent-style-name="Policepardéfaut" style:family="text">
      <style:text-properties style:font-name="Consolas" style:font-name-complex="Consolas" fo:color="#0000FF" fo:font-size="9.5pt" style:font-size-asian="9.5pt" style:font-size-complex="9.5pt"/>
    </style:style>
    <style:style style:name="T212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213" style:parent-style-name="Policepardéfaut" style:family="text">
      <style:text-properties style:font-name="Consolas" style:font-name-complex="Consolas" fo:color="#FF00FF" fo:font-size="9.5pt" style:font-size-asian="9.5pt" style:font-size-complex="9.5pt"/>
    </style:style>
    <style:style style:name="T214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215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216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217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T218" style:parent-style-name="Policepardéfaut" style:family="text">
      <style:text-properties style:font-name="Consolas" style:font-name-complex="Consolas" fo:color="#808080" fo:font-size="9.5pt" style:font-size-asian="9.5pt" style:font-size-complex="9.5pt"/>
    </style:style>
    <style:style style:name="T219" style:parent-style-name="Policepardéfaut" style:family="text">
      <style:text-properties style:font-name="Consolas" style:font-name-complex="Consolas" fo:color="#000000" fo:font-size="9.5pt" style:font-size-asian="9.5pt" style:font-size-complex="9.5pt"/>
    </style:style>
    <style:style style:name="P220" style:parent-style-name="Normal" style:family="paragraph">
      <style:text-properties fo:font-size="14pt" style:font-size-asian="14pt" style:font-size-complex="14pt" fo:language="en" fo:country="US"/>
    </style:style>
    <style:style style:name="TableColumn222" style:family="table-column">
      <style:table-column-properties style:column-width="6.293in"/>
    </style:style>
    <style:style style:name="Table221" style:family="table">
      <style:table-properties style:width="6.293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style:text-autospace="none" fo:margin-bottom="0in" fo:line-height="100%"/>
    </style:style>
    <style:style style:name="T226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2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8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30" style:parent-style-name="Normal" style:family="paragraph">
      <style:paragraph-properties style:text-autospace="none" fo:margin-bottom="0in" fo:line-height="100%"/>
    </style:style>
    <style:style style:name="T231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32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3" style:parent-style-name="Policepardéfaut" style:family="text">
      <style:text-properties style:font-name="Consolas" style:font-name-complex="Consolas" fo:color="#FF00FF" fo:font-size="9.5pt" style:font-size-asian="9.5pt" style:font-size-complex="9.5pt" fo:language="en" fo:country="US"/>
    </style:style>
    <style:style style:name="T234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5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6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8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9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0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41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2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43" style:parent-style-name="Normal" style:family="paragraph">
      <style:paragraph-properties fo:margin-bottom="0in" fo:line-height="100%"/>
    </style:style>
    <style:style style:name="T244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45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6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4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8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49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0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51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2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53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4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55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6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5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58" style:parent-style-name="Normal" style:family="paragraph">
      <style:text-properties fo:font-size="14pt" style:font-size-asian="14pt" style:font-size-complex="14pt" fo:language="en" fo:country="US"/>
    </style:style>
    <style:style style:name="TableColumn260" style:family="table-column">
      <style:table-column-properties style:column-width="6.293in"/>
    </style:style>
    <style:style style:name="Table259" style:family="table">
      <style:table-properties style:width="6.293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style:text-autospace="none" fo:margin-bottom="0in" fo:line-height="100%"/>
    </style:style>
    <style:style style:name="T264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65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6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6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68" style:parent-style-name="Normal" style:family="paragraph">
      <style:paragraph-properties style:text-autospace="none" fo:margin-bottom="0in" fo:line-height="100%"/>
    </style:style>
    <style:style style:name="T269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70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1" style:parent-style-name="Policepardéfaut" style:family="text">
      <style:text-properties style:font-name="Consolas" style:font-name-complex="Consolas" fo:color="#FF00FF" fo:font-size="9.5pt" style:font-size-asian="9.5pt" style:font-size-complex="9.5pt" fo:language="en" fo:country="US"/>
    </style:style>
    <style:style style:name="T272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3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4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5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6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8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79" style:parent-style-name="Normal" style:family="paragraph">
      <style:paragraph-properties fo:margin-bottom="0in" fo:line-height="100%"/>
    </style:style>
    <style:style style:name="T280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1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2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83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4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85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6" style:parent-style-name="Policepardéfau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7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8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89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0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91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2" style:parent-style-name="Policepardéfau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93" style:parent-style-name="Policepardéfau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94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Requetes</text:p>
      <text:p text:style-name="P2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USE</text:span><text:span text:style-name="T9"><text:s/>main_db</text:span><text:span text:style-name="T10">;</text:span></text:p>
            <text:p text:style-name="P11"/>
            <text:p text:style-name="P12"><text:span text:style-name="T13">Select</text:span><text:span text:style-name="T14"><text:s/></text:span><text:span text:style-name="T15">avg</text:span><text:span text:style-name="T16">(</text:span><text:span text:style-name="T17">fullprice</text:span><text:span text:style-name="T18">)</text:span><text:span text:style-name="T19"><text:s/></text:span><text:span text:style-name="T20">from</text:span><text:span text:style-name="T21"><text:s/>Ordered</text:span></text:p>
          </table:table-cell>
        </table:table-row>
      </table:table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USE</text:span><text:span text:style-name="T29"><text:s/>main_db</text:span><text:span text:style-name="T30">;</text:span></text:p>
            <text:p text:style-name="P31"/>
            <text:p text:style-name="P32"><text:span text:style-name="T33">SELECT</text:span><text:span text:style-name="T34"><text:s/></text:span><text:span text:style-name="T35">SUM</text:span><text:span text:style-name="T36">(</text:span><text:span text:style-name="T37">fullprice</text:span><text:span text:style-name="T38">)</text:span></text:p>
            <text:p text:style-name="P39"><text:span text:style-name="T40">FROM</text:span><text:span text:style-name="T41"><text:s/>Ordered<text:s/></text:span></text:p>
            <text:p text:style-name="P42"><text:span text:style-name="T43">where</text:span><text:span text:style-name="T44"><text:s/></text:span><text:span text:style-name="T45">month</text:span><text:span text:style-name="T46">(</text:span><text:span text:style-name="T47">datesettlement</text:span><text:span text:style-name="T48">)</text:span><text:span text:style-name="T49"><text:s/></text:span><text:span text:style-name="T50">=</text:span><text:span text:style-name="T51"><text:s/>09<text:s/></text:span><text:span text:style-name="T52">;</text:span><text:span text:style-name="T53"><text:s/></text:span><text:span text:style-name="T54">-- mettre ici le mois dont on veux le chifffre d'affaire</text:span></text:p>
          </table:table-cell>
        </table:table-row>
      </table:table>
      <text:p text:style-name="P55"/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USE</text:span><text:span text:style-name="T62"><text:s/>main_db</text:span><text:span text:style-name="T63">;</text:span></text:p>
            <text:p text:style-name="P64"/>
            <text:p text:style-name="P65"><text:span text:style-name="T66">select</text:span><text:span text:style-name="T67"><text:s/>Item</text:span><text:span text:style-name="T68">.</text:span><text:span text:style-name="T69">reference<text:s/></text:span><text:span text:style-name="T70">From</text:span><text:span text:style-name="T71"><text:s text:c="2"/>Item <text:s/></text:span><text:span text:style-name="T72">LEFT</text:span><text:span text:style-name="T73"><text:s/></text:span><text:span text:style-name="T74">JOIN</text:span><text:span text:style-name="T75"><text:s text:c="2"/>Stock<text:s/></text:span><text:span text:style-name="T76">on</text:span><text:span text:style-name="T77"><text:s/>Stock</text:span><text:span text:style-name="T78">.</text:span><text:span text:style-name="T79">id_item<text:s/></text:span><text:span text:style-name="T80">=</text:span><text:span text:style-name="T81"><text:s/>Item</text:span><text:span text:style-name="T82">.</text:span><text:span text:style-name="T83">id_item<text:s/></text:span></text:p>
            <text:p text:style-name="P84"><text:span text:style-name="T85">where</text:span><text:span text:style-name="T86"><text:s/>Stock</text:span><text:span text:style-name="T87">.</text:span><text:span text:style-name="T88">amount<text:s/></text:span><text:span text:style-name="T89">&lt;</text:span><text:span text:style-name="T90"><text:s/>reorder_threshold<text:s/></text:span><text:span text:style-name="T91">;</text:span></text:p>
          </table:table-cell>
        </table:table-row>
      </table:table>
      <text:p text:style-name="P92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span text:style-name="T98">USE</text:span><text:span text:style-name="T99"><text:s/>main_db</text:span><text:span text:style-name="T100">;</text:span></text:p>
            <text:p text:style-name="P101"/>
            <text:p text:style-name="P102"><text:span text:style-name="T103">SELECT</text:span><text:span text:style-name="T104"><text:s/></text:span><text:span text:style-name="T105">sum</text:span><text:span text:style-name="T106">(</text:span><text:span text:style-name="T107">fullprice</text:span><text:span text:style-name="T108">)</text:span><text:span text:style-name="T109"><text:s/></text:span></text:p>
            <text:p text:style-name="P110"><text:span text:style-name="T111">from</text:span><text:span text:style-name="T112"><text:s/>Ordered<text:s/></text:span></text:p>
            <text:p text:style-name="P113"><text:span text:style-name="T114">where</text:span><text:span text:style-name="T115"><text:s/>id_customer<text:s/></text:span><text:span text:style-name="T116">=</text:span><text:span text:style-name="T117"><text:s/>1</text:span><text:span text:style-name="T118">;</text:span></text:p>
          </table:table-cell>
        </table:table-row>
      </table:table>
      <text:p text:style-name="P119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USE</text:span><text:span text:style-name="T126"><text:s/>main_db</text:span><text:span text:style-name="T127">;</text:span></text:p>
            <text:p text:style-name="P128"/>
            <text:p text:style-name="P129"><text:span text:style-name="T130">SELECT</text:span><text:span text:style-name="T131"><text:s/></text:span><text:span text:style-name="T132">TOP</text:span><text:span text:style-name="T133"><text:s/>10 Item</text:span><text:span text:style-name="T134">.</text:span><text:span text:style-name="T135">reference<text:s/></text:span><text:span text:style-name="T136">FROM</text:span><text:span text:style-name="T137"><text:s/>Hold<text:s/></text:span><text:span text:style-name="T138">LEFT</text:span><text:span text:style-name="T139"><text:s/></text:span><text:span text:style-name="T140">JOIN</text:span><text:span text:style-name="T141"><text:s/>Item<text:s/></text:span><text:span text:style-name="T142">on</text:span><text:span text:style-name="T143"><text:s/>Hold</text:span><text:span text:style-name="T144">.</text:span><text:span text:style-name="T145">id_item<text:s/></text:span><text:span text:style-name="T146">=</text:span><text:span text:style-name="T147"><text:s/>Item</text:span><text:span text:style-name="T148">.</text:span><text:span text:style-name="T149">id_item<text:s/></text:span></text:p>
            <text:p text:style-name="P150"><text:span text:style-name="T151">GROUP</text:span><text:span text:style-name="T152"><text:s/></text:span><text:span text:style-name="T153">BY</text:span><text:span text:style-name="T154"><text:s/>Item</text:span><text:span text:style-name="T155">.</text:span><text:span text:style-name="T156">reference</text:span></text:p>
            <text:p text:style-name="P157"><text:span text:style-name="T158">ORDER</text:span><text:span text:style-name="T159"><text:s/></text:span><text:span text:style-name="T160">BY</text:span><text:span text:style-name="T161"><text:s/></text:span><text:span text:style-name="T162">COUNT</text:span><text:span text:style-name="T163">(</text:span><text:span text:style-name="T164">HOLD</text:span><text:span text:style-name="T165">.</text:span><text:span text:style-name="T166">id_item</text:span><text:span text:style-name="T167">)</text:span><text:span text:style-name="T168"><text:s/></text:span><text:span text:style-name="T169">DESC</text:span></text:p>
          </table:table-cell>
        </table:table-row>
      </table:table>
      <text:p text:style-name="P170"/>
      <table:table table:style-name="Table171">
        <table:table-columns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USE</text:span><text:span text:style-name="T177"><text:s/>main_db</text:span><text:span text:style-name="T178">;</text:span></text:p>
            <text:p text:style-name="P179"/>
            <text:p text:style-name="P180"><text:span text:style-name="T181">SELECT</text:span><text:span text:style-name="T182"><text:s/></text:span><text:span text:style-name="T183">TOP</text:span><text:span text:style-name="T184"><text:s/>10 Item</text:span><text:span text:style-name="T185">.</text:span><text:span text:style-name="T186">reference<text:s/></text:span><text:span text:style-name="T187">FROM</text:span><text:span text:style-name="T188"><text:s/>Hold<text:s/></text:span><text:span text:style-name="T189">LEFT</text:span><text:span text:style-name="T190"><text:s/></text:span><text:span text:style-name="T191">JOIN</text:span><text:span text:style-name="T192"><text:s/>Item<text:s/></text:span><text:span text:style-name="T193">on</text:span><text:span text:style-name="T194"><text:s/>Hold</text:span><text:span text:style-name="T195">.</text:span><text:span text:style-name="T196">id_item<text:s/></text:span><text:span text:style-name="T197">=</text:span><text:span text:style-name="T198"><text:s/>Item</text:span><text:span text:style-name="T199">.</text:span><text:span text:style-name="T200">id_item<text:s/></text:span></text:p>
            <text:p text:style-name="P201"><text:span text:style-name="T202">GROUP</text:span><text:span text:style-name="T203"><text:s/></text:span><text:span text:style-name="T204">BY</text:span><text:span text:style-name="T205"><text:s/>Item</text:span><text:span text:style-name="T206">.</text:span><text:span text:style-name="T207">reference</text:span></text:p>
            <text:p text:style-name="P208"><text:span text:style-name="T209">ORDER</text:span><text:span text:style-name="T210"><text:s/></text:span><text:span text:style-name="T211">BY</text:span><text:span text:style-name="T212"><text:s/></text:span><text:span text:style-name="T213">COUNT</text:span><text:span text:style-name="T214">(</text:span><text:span text:style-name="T215">HOLD</text:span><text:span text:style-name="T216">.</text:span><text:span text:style-name="T217">id_item</text:span><text:span text:style-name="T218">)</text:span><text:span text:style-name="T219"><text:s/></text:span></text:p>
          </table:table-cell>
        </table:table-row>
      </table:table>
      <text:p text:style-name="P220"/>
      <table:table table:style-name="Table221">
        <table:table-columns>
          <table:table-column table:style-name="TableColumn222"/>
        </table:table-columns>
        <table:table-row table:style-name="TableRow223">
          <table:table-cell table:style-name="TableCell224">
            <text:p text:style-name="P225"><text:span text:style-name="T226">USE</text:span><text:span text:style-name="T227"><text:s/>main_db</text:span><text:span text:style-name="T228">;</text:span></text:p>
            <text:p text:style-name="P229"/>
            <text:p text:style-name="P230"><text:span text:style-name="T231">SELECT</text:span><text:span text:style-name="T232"><text:s/></text:span><text:span text:style-name="T233">sum</text:span><text:span text:style-name="T234">((</text:span><text:span text:style-name="T235">vat<text:s/></text:span><text:span text:style-name="T236">+</text:span><text:span text:style-name="T237"><text:s/>price_excl_taxes</text:span><text:span text:style-name="T238">)*</text:span><text:span text:style-name="T239"><text:s/>S</text:span><text:span text:style-name="T240">.</text:span><text:span text:style-name="T241">amount</text:span><text:span text:style-name="T242">)</text:span></text:p>
            <text:p text:style-name="P243"><text:span text:style-name="T244">from</text:span><text:span text:style-name="T245"><text:s/>Item I<text:s/></text:span><text:span text:style-name="T246">INNER</text:span><text:span text:style-name="T247"><text:s/></text:span><text:span text:style-name="T248">JOIN</text:span><text:span text:style-name="T249"><text:s/>Stock S<text:s/></text:span><text:span text:style-name="T250">on</text:span><text:span text:style-name="T251"><text:s/>S</text:span><text:span text:style-name="T252">.</text:span><text:span text:style-name="T253">id_stock<text:s/></text:span><text:span text:style-name="T254">=</text:span><text:span text:style-name="T255"><text:s/>I</text:span><text:span text:style-name="T256">.</text:span><text:span text:style-name="T257">id_item</text:span></text:p>
          </table:table-cell>
        </table:table-row>
      </table:table>
      <text:p text:style-name="P258"/>
      <table:table table:style-name="Table259">
        <table:table-columns>
          <table:table-column table:style-name="TableColumn260"/>
        </table:table-columns>
        <table:table-row table:style-name="TableRow261">
          <table:table-cell table:style-name="TableCell262">
            <text:p text:style-name="P263"><text:span text:style-name="T264">USE</text:span><text:span text:style-name="T265"><text:s/>main_db</text:span><text:span text:style-name="T266">;</text:span></text:p>
            <text:p text:style-name="P267"/>
            <text:p text:style-name="P268"><text:span text:style-name="T269">SELECT</text:span><text:span text:style-name="T270"><text:s/></text:span><text:span text:style-name="T271">sum</text:span><text:span text:style-name="T272">(</text:span><text:span text:style-name="T273">price_excl_taxes</text:span><text:span text:style-name="T274">*</text:span><text:span text:style-name="T275"><text:s/>S</text:span><text:span text:style-name="T276">.</text:span><text:span text:style-name="T277">amount</text:span><text:span text:style-name="T278">)</text:span></text:p>
            <text:p text:style-name="P279"><text:span text:style-name="T280">from</text:span><text:span text:style-name="T281"><text:s/>Item I<text:s/></text:span><text:span text:style-name="T282">INNER</text:span><text:span text:style-name="T283"><text:s/></text:span><text:span text:style-name="T284">JOIN</text:span><text:span text:style-name="T285"><text:s/>Stock S<text:s/></text:span><text:span text:style-name="T286">on</text:span><text:span text:style-name="T287"><text:s/>S</text:span><text:span text:style-name="T288">.</text:span><text:span text:style-name="T289">id_stock<text:s/></text:span><text:span text:style-name="T290">=</text:span><text:span text:style-name="T291"><text:s/>I</text:span><text:span text:style-name="T292">.</text:span><text:span text:style-name="T293">id_item</text:span></text:p>
          </table:table-cell>
        </table:table-row>
      </table:table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Laplace</meta:initial-creator>
    <dc:creator>Hugo Laplace</dc:creator>
    <meta:creation-date>2022-11-30T13:17:00Z</meta:creation-date>
    <dc:date>2022-12-05T14:57:00Z</dc:date>
    <meta:template xlink:href="Normal.dotm" xlink:type="simple"/>
    <meta:editing-cycles>6</meta:editing-cycles>
    <meta:editing-duration>PT0S</meta:editing-duration>
    <meta:document-statistic meta:page-count="1" meta:paragraph-count="1" meta:word-count="149" meta:character-count="969" meta:row-count="6" meta:non-whitespace-character-count="821"/>
  </office:meta>
</office:document-meta>
</file>